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 fo:font-style="italic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 fo:font-style="italic"/>
    </style:style>
    <style:style style:name="P1" style:family="paragraph">
      <style:paragraph-properties fo:line-height="100.00%" fo:text-align="left" fo:margin-top="12.00pt" fo:margin-bottom="6.00pt"/>
    </style:style>
    <style:style style:name="P2" style:family="paragraph">
      <style:paragraph-properties fo:line-height="100.00%" fo:text-align="left" fo:margin-bottom="6.00pt"/>
    </style:style>
  </office:automatic-styles>
  <office:body>
    <office:text>
      <text:p text:style-name="P1"><text:span text:style-name="T1">Requisitos de Sistema:</text:span></text:p>
      <text:p text:style-name="P2"><text:span text:style-name="T2">Ter instalado: Java, MYSQL.</text:span></text:p>
      <text:p text:style-name="P2"><text:span text:style-name="T2">Requisitos Funcionais: Servidor de E-mail, Servidor de MYSQL, Tomcat.</text:span></text:p>
      <text:p text:style-name="P2"><text:span text:style-name="T2">Requisitos de sistema: Computador capaz de rodar um browser e com conexão à internet.</text:span></text:p>
      <text:p text:style-name="P2"><text:span text:style-name="T3"/></text:p>
      <text:p text:style-name="P2"><text:span text:style-name="T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